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4cm"/>
    </style:style>
    <style:style style:name="co2" style:family="table-column">
      <style:table-column-properties fo:break-before="auto" style:column-width="6.297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4.009cm"/>
    </style:style>
    <style:style style:name="co8" style:family="table-column">
      <style:table-column-properties fo:break-before="auto" style:column-width="1.7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TAB_5f_VANESSA_20_MIGUEL_20_DE_20_CAMPOS_20__5f__20_M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 style:font-size-asian="12pt" style:font-size-complex="12pt"/>
    </style:style>
    <style:style style:name="ce55" style:family="table-cell" style:parent-style-name="Default"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62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63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65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70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7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7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default-cell-style-name="ce55"/>
        <table:table-column table:style-name="co1" table:default-cell-style-name="ce55"/>
        <table:table-column table:style-name="co6" table:default-cell-style-name="ce55"/>
        <table:table-column table:style-name="co7" table:default-cell-style-name="ce55"/>
        <table:table-column table:style-name="co8" table:number-columns-repeated="55" table:default-cell-style-name="ce55"/>
        <table:table-row table:style-name="ro1">
          <table:table-cell table:style-name="ce1" office:value-type="string" calcext:value-type="string">
            <text:p>DATA</text:p>
          </table:table-cell>
          <table:table-cell table:style-name="ce56" office:value-type="string" calcext:value-type="string">
            <text:p>NF - SERV. PROD. </text:p>
          </table:table-cell>
          <table:table-cell table:style-name="ce61" office:value-type="string" calcext:value-type="string">
            <text:p>R$</text:p>
          </table:table-cell>
          <table:table-cell table:style-name="ce64"/>
          <table:table-cell table:style-name="ce66" office:value-type="string" calcext:value-type="string">
            <text:p>PAGO</text:p>
          </table:table-cell>
          <table:table-cell table:style-name="ce6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0" office:value-type="string" calcext:value-type="string">
            <text:p>SALDO DEVEDOR</text:p>
          </table:table-cell>
          <table:table-cell table:style-name="ce7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7" office:value-type="string" calcext:value-type="string">
            <text:p>NF 6314 - process. 08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7" office:value-type="string" calcext:value-type="string">
            <text:p>NF 6323 - process. 09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7" office:value-type="string" calcext:value-type="string">
            <text:p>NF 6332 - process. 10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1-12" calcext:value-type="date">
            <text:p>12/11/2024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7" office:value-type="string" calcext:value-type="string">
            <text:p>NF 6341 - process. 11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5-01-22" calcext:value-type="date">
            <text:p>22/01/2025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7" office:value-type="string" calcext:value-type="string">
            <text:p>NF 6350 - process. 12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5-01-22" calcext:value-type="date">
            <text:p>22/01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7" office:value-type="string" calcext:value-type="string">
            <text:p>NF 6359 - process. 01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3-19" calcext:value-type="date">
            <text:p>19/03/2025</text:p>
          </table:table-cell>
          <table:table-cell table:style-name="ce62" table:formula="of:=[.C7]-[.F7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7" office:value-type="string" calcext:value-type="string">
            <text:p>NF 6368 - process. 02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3-19" calcext:value-type="date">
            <text:p>19/03/2025</text:p>
          </table:table-cell>
          <table:table-cell table:style-name="ce62" table:formula="of:=[.C8]-[.F8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7" office:value-type="string" calcext:value-type="string">
            <text:p>NF 6377 - process. 03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4-16" calcext:value-type="date">
            <text:p>16/04/2025</text:p>
          </table:table-cell>
          <table:table-cell table:style-name="ce62" table:formula="of:=[.C9]-[.F9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7" office:value-type="string" calcext:value-type="string">
            <text:p>NF 6386 - process. 04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5-06" calcext:value-type="date">
            <text:p>06/05/2025</text:p>
          </table:table-cell>
          <table:table-cell table:style-name="ce62" table:formula="of:=[.C10]-[.F10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7" office:value-type="string" calcext:value-type="string">
            <text:p>NF 6395 - process. 05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2" table:formula="of:=[.C11]-[.F11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7" office:value-type="string" calcext:value-type="string">
            <text:p>NF 6404 - process. 06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7-21" calcext:value-type="date">
            <text:p>21/07/2025</text:p>
          </table:table-cell>
          <table:table-cell table:style-name="ce62" table:formula="of:=[.C12]-[.F12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NF 6413 - process. 07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8-13" calcext:value-type="date">
            <text:p>13/08/2025</text:p>
          </table:table-cell>
          <table:table-cell table:style-name="ce62" table:formula="of:=[.C13]-[.F13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7" office:value-type="string" calcext:value-type="string">
            <text:p>NF 6422 - process. 08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9-09" calcext:value-type="date">
            <text:p>09/09/2025</text:p>
          </table:table-cell>
          <table:table-cell table:style-name="ce62" table:formula="of:=[.C14]-[.F14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7" office:value-type="string" calcext:value-type="string">
            <text:p>NF 6431 - process. 09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10-13" calcext:value-type="date">
            <text:p>13/10/2025</text:p>
          </table:table-cell>
          <table:table-cell table:style-name="ce62" table:formula="of:=[.C15]-[.F15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7" office:value-type="string" calcext:value-type="string">
            <text:p>NF 6440 - process. 10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11-19" calcext:value-type="date">
            <text:p>19/11/2025</text:p>
          </table:table-cell>
          <table:table-cell table:style-name="ce62" table:formula="of:=[.C16]-[.F16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1" office:value-type="string" calcext:value-type="string">
            <text:p>Pagamento todo dia 10.</text:p>
          </table:table-cell>
          <table:table-cell table:style-name="ce58" table:number-columns-repeated="5"/>
          <table:table-cell table:style-name="ce69" office:value-type="string" calcext:value-type="string">
            <text:p>TOTAL</text:p>
          </table:table-cell>
          <table:table-cell table:style-name="ce61" table:formula="of:=SUM([.H2:.H16])" office:value-type="float" office:value="0" calcext:value-type="float">
            <text:p>-</text:p>
          </table:table-cell>
          <table:table-cell table:style-name="ce71"/>
          <table:table-cell table:number-columns-repeated="55"/>
        </table:table-row>
        <table:table-row table:style-name="ro2">
          <table:table-cell table:style-name="ce52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Default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4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">
          <table:table-cell table:style-name="ce53"/>
          <table:table-cell table:style-name="ce60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1976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3" table:number-rows-repeated="98303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>
        <table:named-range table:name="BuiltIn_Print_Titles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</number:text>
      <number:number number:decimal-places="0" number:min-decimal-places="0" number:min-integer-digits="1" number:grouping="true"/>
    </number:number-style>
    <number:number-style style:name="N134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15:02:43.477650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VANESSA_20_MIGUEL_20_DE_20_CAMPOS_20__5f__20_ME" style:display-name="TAB_VANESSA MIGUEL DE CAMPOS _ ME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24">00/00/0000</text:date></text:span><text:span text:style-name="MT2"><text:s/>- </text:span><text:span text:style-name="MT2"><text:time style:data-style-name="N2" text:time-value="15:02:43.480078000">00:00:00</text:time></text:span><text:span text:style-name="MT2"><text:s/></text:span></text:p>
        </style:region-center>
        <style:region-right>
          <text:p><text:span text:style-name="MT4">Vida &amp; Saúde - Academia de Musc.,</text:span></text:p>
          <text:p><text:span text:style-name="MT4">Hidroginástica e Lazer Ltda.</text:span></text:p>
          <text:p><text:span text:style-name="MT2">Adal/Daniela - Tel.: 3248-1372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11-24">00/00/0000</text:date><text:s/>- <text:time style:data-style-name="N2" text:time-value="15:02:43.489923000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Vida &amp; Saúde - Ac. Musc.,</text:span></text:p>
          <text:p><text:span text:style-name="MT4">Hidr. e Lazer Ltda.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creation-date>2000-10-16T13:00:00</meta:creation-date>
    <dc:date>2025-11-24T15:02:55.627716600</dc:date>
    <meta:print-date>2020-01-06T16:38:44.221000000</meta:print-date>
    <dc:language>pt-PT</dc:language>
    <meta:editing-cycles>533</meta:editing-cycles>
    <meta:editing-duration>PT6H24M47S</meta:editing-duration>
    <meta:document-statistic meta:table-count="1" meta:cell-count="116" meta:object-count="0"/>
    <meta:user-defined meta:name="Info 0"/>
    <meta:user-defined meta:name="Info 1"/>
    <meta:user-defined meta:name="Info 2"/>
    <meta:user-defined meta:name="Info 3"/>
  </office:meta>
</office:document-meta>
</file>